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9cm" style:rel-column-width="13106*"/>
    </style:style>
    <style:style style:name="Tableau1.C" style:family="table-column">
      <style:table-column-properties style:column-width="3.401cm" style:rel-column-width="13107*"/>
    </style:style>
    <style:style style:name="Tableau1.E" style:family="table-column">
      <style:table-column-properties style:column-width="3.401cm" style:rel-column-width="13108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f6a4" officeooo:paragraph-rsid="0004f6a4"/>
    </style:style>
    <style:style style:name="P2" style:family="paragraph" style:parent-style-name="Standard">
      <style:text-properties officeooo:rsid="00051171" officeooo:paragraph-rsid="00051171"/>
    </style:style>
    <style:style style:name="P3" style:family="paragraph" style:parent-style-name="Standard">
      <style:text-properties fo:color="#bbbbbb" loext:opacity="100%" style:font-name="Consolas" fo:font-size="10.5pt" fo:font-weight="normal" officeooo:rsid="000ae06c" officeooo:paragraph-rsid="000ae06c" fo:background-color="#262335"/>
    </style:style>
    <style:style style:name="P4" style:family="paragraph" style:parent-style-name="Standard">
      <style:text-properties fo:color="#bbbbbb" loext:opacity="100%" style:font-name="Consolas" fo:font-size="10.5pt" fo:font-weight="normal" officeooo:rsid="000cab77" officeooo:paragraph-rsid="000cab77" fo:background-color="#262335"/>
    </style:style>
    <style:style style:name="P5" style:family="paragraph" style:parent-style-name="Standard">
      <style:text-properties fo:color="#bbbbbb" loext:opacity="100%" style:font-name="Consolas" fo:font-size="10.5pt" fo:font-weight="normal" officeooo:rsid="000d207d" officeooo:paragraph-rsid="000d207d" fo:background-color="#262335"/>
    </style:style>
    <style:style style:name="P6" style:family="paragraph" style:parent-style-name="Standard">
      <style:paragraph-properties style:line-height-at-least="0.503cm"/>
      <style:text-properties fo:color="#bbbbbb" loext:opacity="100%" fo:background-color="#262335"/>
    </style:style>
    <style:style style:name="P7" style:family="paragraph" style:parent-style-name="Standard">
      <style:paragraph-properties style:line-height-at-least="0.503cm"/>
      <style:text-properties fo:color="#ff8b39" loext:opacity="100%" style:font-name="Consolas" fo:font-size="10.5pt" fo:font-weight="normal" fo:background-color="#262335"/>
    </style:style>
    <style:style style:name="P8" style:family="paragraph" style:parent-style-name="Standard">
      <style:text-properties officeooo:rsid="0006a4b6" officeooo:paragraph-rsid="0006a4b6"/>
    </style:style>
    <style:style style:name="P9" style:family="paragraph" style:parent-style-name="Standard">
      <style:text-properties officeooo:rsid="000892f5" officeooo:paragraph-rsid="000892f5"/>
    </style:style>
    <style:style style:name="P10" style:family="paragraph" style:parent-style-name="Standard">
      <style:text-properties officeooo:rsid="000892f5" officeooo:paragraph-rsid="0009492b"/>
    </style:style>
    <style:style style:name="P11" style:family="paragraph" style:parent-style-name="Standard">
      <style:text-properties officeooo:rsid="00092332" officeooo:paragraph-rsid="00092332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officeooo:paragraph-rsid="0009492b"/>
    </style:style>
    <style:style style:name="P14" style:family="paragraph" style:parent-style-name="Standard">
      <style:text-properties officeooo:rsid="0009492b" officeooo:paragraph-rsid="0009492b"/>
    </style:style>
    <style:style style:name="P15" style:family="paragraph" style:parent-style-name="Standard">
      <style:text-properties officeooo:rsid="000ae06c" officeooo:paragraph-rsid="000ae06c"/>
    </style:style>
    <style:style style:name="P16" style:family="paragraph" style:parent-style-name="Standard">
      <style:paragraph-properties style:line-height-at-least="0.503cm"/>
      <style:text-properties fo:color="#ffffff" loext:opacity="100%" fo:background-color="#262335"/>
    </style:style>
    <style:style style:name="P17" style:family="paragraph" style:parent-style-name="Standard">
      <style:paragraph-properties style:line-height-at-least="0.503cm"/>
      <style:text-properties fo:color="#848bbd" loext:opacity="100%" style:font-name="Consolas" fo:font-size="10.5pt" fo:font-style="italic" fo:font-weight="normal" fo:background-color="#262335"/>
    </style:style>
    <style:style style:name="P18" style:family="paragraph" style:parent-style-name="Standard">
      <style:paragraph-properties fo:break-before="page"/>
      <style:text-properties fo:color="#bbbbbb" loext:opacity="100%" style:font-name="Consolas" fo:font-size="10.5pt" fo:font-weight="normal" officeooo:rsid="000cab77" officeooo:paragraph-rsid="000cab77" fo:background-color="#262335"/>
    </style:style>
    <style:style style:name="P19" style:family="paragraph" style:parent-style-name="Standard">
      <style:paragraph-properties fo:break-before="page"/>
      <style:text-properties fo:color="#bbbbbb" loext:opacity="100%" style:font-name="Consolas" fo:font-size="10.5pt" fo:font-weight="normal" officeooo:rsid="000d207d" officeooo:paragraph-rsid="000d207d" fo:background-color="#262335"/>
    </style:style>
    <style:style style:name="P20" style:family="paragraph" style:parent-style-name="Table_20_Contents">
      <style:text-properties officeooo:rsid="00051171" officeooo:paragraph-rsid="00051171"/>
    </style:style>
    <style:style style:name="P21" style:family="paragraph" style:parent-style-name="Table_20_Contents">
      <style:text-properties officeooo:paragraph-rsid="00051171"/>
    </style:style>
    <style:style style:name="T1" style:family="text">
      <style:text-properties officeooo:rsid="00051171"/>
    </style:style>
    <style:style style:name="T2" style:family="text">
      <style:text-properties officeooo:rsid="000892f5"/>
    </style:style>
    <style:style style:name="T3" style:family="text">
      <style:text-properties fo:color="#36f9f6" loext:opacity="100%"/>
    </style:style>
    <style:style style:name="T4" style:family="text">
      <style:text-properties fo:color="#36f9f6" loext:opacity="100%" style:font-name="Consolas" fo:font-size="10.5pt" fo:font-weight="normal"/>
    </style:style>
    <style:style style:name="T5" style:family="text">
      <style:text-properties fo:color="#36f9f6" loext:opacity="100%" style:font-name="Consolas" fo:font-size="10.5pt" fo:font-weight="normal" fo:background-color="#262335" loext:char-shading-value="0"/>
    </style:style>
    <style:style style:name="T6" style:family="text">
      <style:text-properties fo:color="#72f1b8" loext:opacity="100%"/>
    </style:style>
    <style:style style:name="T7" style:family="text">
      <style:text-properties fo:color="#72f1b8" loext:opacity="100%" style:font-name="Consolas" fo:font-size="10.5pt" fo:font-weight="normal"/>
    </style:style>
    <style:style style:name="T8" style:family="text">
      <style:text-properties fo:color="#72f1b8" loext:opacity="100%" style:font-name="Consolas" fo:font-size="10.5pt" fo:font-weight="normal" fo:background-color="#262335" loext:char-shading-value="0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style:font-name="Consolas" fo:font-size="10.5pt" fo:font-weight="normal"/>
    </style:style>
    <style:style style:name="T11" style:family="text">
      <style:text-properties fo:color="#ffffff" loext:opacity="100%" style:font-name="Consolas" fo:font-size="10.5pt" fo:font-weight="normal" fo:background-color="#262335" loext:char-shading-value="0"/>
    </style:style>
    <style:style style:name="T12" style:family="text">
      <style:text-properties fo:color="#fede5d" loext:opacity="100%" fo:font-style="italic"/>
    </style:style>
    <style:style style:name="T13" style:family="text">
      <style:text-properties fo:color="#fede5d" loext:opacity="100%" style:font-name="Consolas" fo:font-size="10.5pt" fo:font-style="italic" fo:font-weight="normal"/>
    </style:style>
    <style:style style:name="T14" style:family="text">
      <style:text-properties fo:color="#fede5d" loext:opacity="100%" style:font-name="Consolas" fo:font-size="10.5pt" fo:font-style="italic" fo:font-weight="normal" fo:background-color="#262335" loext:char-shading-value="0"/>
    </style:style>
    <style:style style:name="T15" style:family="text">
      <style:text-properties fo:color="#fede5d" loext:opacity="100%" style:font-name="Consolas" fo:font-size="10.5pt" fo:font-weight="normal"/>
    </style:style>
    <style:style style:name="T16" style:family="text">
      <style:text-properties fo:color="#b6b1b1" loext:opacity="100%"/>
    </style:style>
    <style:style style:name="T17" style:family="text">
      <style:text-properties fo:color="#b6b1b1" loext:opacity="100%" style:font-name="Consolas" fo:font-size="10.5pt" fo:font-weight="normal"/>
    </style:style>
    <style:style style:name="T18" style:family="text">
      <style:text-properties fo:color="#b6b1b1" loext:opacity="100%" style:font-name="Consolas" fo:font-size="10.5pt" fo:font-weight="normal" fo:background-color="#262335" loext:char-shading-value="0"/>
    </style:style>
    <style:style style:name="T19" style:family="text">
      <style:text-properties fo:color="#ff8b39" loext:opacity="100%"/>
    </style:style>
    <style:style style:name="T20" style:family="text">
      <style:text-properties fo:color="#ff8b39" loext:opacity="100%" style:font-name="Consolas" fo:font-size="10.5pt" fo:font-weight="normal"/>
    </style:style>
    <style:style style:name="T21" style:family="text">
      <style:text-properties fo:color="#ff8b39" loext:opacity="100%" style:font-name="Consolas" fo:font-size="10.5pt" fo:font-weight="normal" fo:background-color="#262335" loext:char-shading-value="0"/>
    </style:style>
    <style:style style:name="T22" style:family="text">
      <style:text-properties fo:color="#ff7edb" loext:opacity="100%"/>
    </style:style>
    <style:style style:name="T23" style:family="text">
      <style:text-properties fo:color="#ff7edb" loext:opacity="100%" style:font-name="Consolas" fo:font-size="10.5pt" fo:font-weight="normal"/>
    </style:style>
    <style:style style:name="T24" style:family="text">
      <style:text-properties fo:color="#ff7edb" loext:opacity="100%" style:font-name="Consolas" fo:font-size="10.5pt" fo:font-weight="normal" fo:background-color="#262335" loext:char-shading-value="0"/>
    </style:style>
    <style:style style:name="T25" style:family="text">
      <style:text-properties fo:color="#2ee2fa" loext:opacity="100%" style:font-name="Consolas" fo:font-size="10.5pt" fo:font-weight="normal"/>
    </style:style>
    <style:style style:name="T26" style:family="text">
      <style:text-properties fo:color="#2ee2fa" loext:opacity="100%" style:font-name="Consolas" fo:font-size="10.5pt" fo:font-weight="normal" fo:background-color="#262335" loext:char-shading-value="0"/>
    </style:style>
    <style:style style:name="T27" style:family="text">
      <style:text-properties style:font-name="Consolas" fo:font-size="10.5pt" fo:font-weight="normal"/>
    </style:style>
    <style:style style:name="T28" style:family="text">
      <style:text-properties fo:color="#f97e72" loext:opacity="100%" style:font-name="Consolas" fo:font-size="10.5pt" fo:font-weight="normal"/>
    </style:style>
    <style:style style:name="T29" style:family="text">
      <style:text-properties fo:color="#fe445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1</text:p>
      <text:p text:style-name="P1">1)le code print les chifre de 0 a 11 sur la console et nous alerte ( une vide et une avec le text ‘’premiers pas en javascript’’)</text:p>
      <text:p text:style-name="P2">2)affiche un message pop up</text:p>
      <text:p text:style-name="P2"/>
      <table:table table:name="Tableau1" table:style-name="Tableau1">
        <table:table-column table:style-name="Tableau1.A" table:number-columns-repeated="2"/>
        <table:table-column table:style-name="Tableau1.C" table:number-columns-repeated="2"/>
        <table:table-column table:style-name="Tableau1.E"/>
        <table:table-row table:style-name="TableLine380517776">
          <table:table-cell table:style-name="Tableau1.A1" office:value-type="string">
            <text:p text:style-name="P20">balise</text:p>
          </table:table-cell>
          <table:table-cell table:style-name="Tableau1.A1" office:value-type="string">
            <text:p text:style-name="P20">id</text:p>
          </table:table-cell>
          <table:table-cell table:style-name="Tableau1.A1" office:value-type="string">
            <text:p text:style-name="P20">type</text:p>
          </table:table-cell>
          <table:table-cell table:style-name="Tableau1.A1" office:value-type="string">
            <text:p text:style-name="P20">name</text:p>
          </table:table-cell>
          <table:table-cell table:style-name="Tableau1.A1" office:value-type="string">
            <text:p text:style-name="P20">value</text:p>
          </table:table-cell>
        </table:table-row>
        <table:table-row table:style-name="TableLine380517776">
          <table:table-cell table:style-name="Tableau1.A1" office:value-type="string">
            <text:p text:style-name="Table_20_Contents">&lt;<text:span text:style-name="T1">form&gt;</text:span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0">form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80517776">
          <table:table-cell table:style-name="Tableau1.A1" office:value-type="string">
            <text:p text:style-name="Table_20_Contents">&lt;<text:span text:style-name="T1">input&gt;</text:span></text:p>
          </table:table-cell>
          <table:table-cell table:style-name="Tableau1.A1" office:value-type="string">
            <text:p text:style-name="P20">valeur</text:p>
          </table:table-cell>
          <table:table-cell table:style-name="Tableau1.A1" office:value-type="string">
            <text:p text:style-name="P20">text</text:p>
          </table:table-cell>
          <table:table-cell table:style-name="Tableau1.A1" office:value-type="string">
            <text:p text:style-name="P20">nombre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80517776">
          <table:table-cell table:style-name="Tableau1.A1" office:value-type="string">
            <text:p text:style-name="P21">&lt;<text:span text:style-name="T1">input&gt;</text:span></text:p>
          </table:table-cell>
          <table:table-cell table:style-name="Tableau1.A1" office:value-type="string">
            <text:p text:style-name="P20">bouton</text:p>
          </table:table-cell>
          <table:table-cell table:style-name="Tableau1.A1" office:value-type="string">
            <text:p text:style-name="P20">Button (?)</text:p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>cube</text:p>
          </table:table-cell>
        </table:table-row>
        <table:table-row table:style-name="TableLine380517776">
          <table:table-cell table:style-name="Tableau1.A1" office:value-type="string">
            <text:p text:style-name="Table_20_Contents">&lt;<text:span text:style-name="T1">script&gt;</text:span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>text/javascript</text:p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…. <text:span text:style-name="T1">script.Innerhtml</text:span></text:p>
          </table:table-cell>
        </table:table-row>
      </table:table>
      <text:p text:style-name="P2"/>
      <text:p text:style-name="P8">3)&lt;input&gt;</text:p>
      <text:p text:style-name="P9">5)?</text:p>
      <text:p text:style-name="P11">6) que il n’y a pas la function pow</text:p>
      <text:p text:style-name="P9">7)</text:p>
      <text:p text:style-name="P9"><text:span text:style-name="T5">&lt;</text:span><text:span text:style-name="T8">script</text:span><text:span text:style-name="T11"> </text:span><text:span text:style-name="T14">src</text:span><text:span text:style-name="T18">=</text:span><text:span text:style-name="T21">"https://cdnjs.cloudflare.com/ajax/libs/mathjs/3.3.0/math.min.js"</text:span><text:span text:style-name="T5">&gt;&lt;/</text:span><text:span text:style-name="T8">script</text:span><text:span text:style-name="T5">&gt;</text:span></text:p>
      <text:p text:style-name="P13"><text:span text:style-name="T2">math.pow(</text:span><text:span text:style-name="T24">arg</text:span><text:span text:style-name="T11">,</text:span><text:span text:style-name="T26">3</text:span></text:p>
      <text:p text:style-name="P10">)</text:p>
      <text:p text:style-name="P9"/>
      <text:p text:style-name="P14">9) elle prend le bouton ‘cube’</text:p>
      <text:p text:style-name="P15">10) on redéfinit la function onclick de input ‘cube’ pour notre function lambda</text:p>
      <text:p text:style-name="P15"/>
      <text:p text:style-name="P15"/>
      <text:p text:style-name="P15">ex 3)</text:p>
      <text:p text:style-name="P3"><text:span text:style-name="T22">cube.onclick -&gt; cube</text:span><text:span text:style-name="T9">.</text:span><text:span text:style-name="T22">onmouseover</text:span></text:p>
      <text:p text:style-name="P3"><text:span text:style-name="T22"/></text:p>
      <text:p text:style-name="P4"><text:span text:style-name="T22"/></text:p>
      <text:p text:style-name="P18"><text:span text:style-name="T22">ex 4)</text:span></text:p>
      <text:p text:style-name="P4"><text:span text:style-name="T3">&lt;</text:span><text:span text:style-name="T6">script</text:span><text:span text:style-name="T9"> </text:span><text:span text:style-name="T12">type</text:span><text:span text:style-name="T9"> </text:span><text:span text:style-name="T16">=</text:span><text:span text:style-name="T9"> </text:span><text:span text:style-name="T19">"text/javascript"</text:span><text:span text:style-name="T3">&gt;</text:span></text:p>
      <text:p text:style-name="P6"><text:span text:style-name="T9">    </text:span><text:span text:style-name="T15">let</text:span><text:span text:style-name="T10"> </text:span><text:span text:style-name="T23">cube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'bouton'</text:span><text:span text:style-name="T10">);</text:span></text:p>
      <text:p text:style-name="P6"><text:span text:style-name="T9">    </text:span><text:span text:style-name="T23">cube</text:span><text:span text:style-name="T10">.</text:span><text:span text:style-name="T23">onclick</text:span><text:span text:style-name="T10"> = </text:span><text:span text:style-name="T15">function</text:span><text:span text:style-name="T10">() {</text:span></text:p>
      <text:p text:style-name="P6"><text:span text:style-name="T9">      </text:span><text:span text:style-name="T23">arg</text:span><text:span text:style-name="T10">=</text:span><text:span text:style-name="T23">document</text:span><text:span text:style-name="T10">.</text:span><text:span text:style-name="T4">getElementById</text:span><text:span text:style-name="T10">(</text:span><text:span text:style-name="T20">'valeur'</text:span><text:span text:style-name="T10">).</text:span><text:span text:style-name="T25">value</text:span><text:span text:style-name="T10">;</text:span></text:p>
      <text:p text:style-name="P6"><text:span text:style-name="T9">      </text:span><text:span text:style-name="T23">console</text:span><text:span text:style-name="T10">.</text:span><text:span text:style-name="T4">log</text:span><text:span text:style-name="T10">(</text:span><text:span text:style-name="T23">arg</text:span><text:span text:style-name="T10">);</text:span></text:p>
      <text:p text:style-name="P16">  </text:p>
      <text:p text:style-name="P6"><text:span text:style-name="T9">      </text:span><text:span text:style-name="T15">var</text:span><text:span text:style-name="T10"> </text:span><text:span text:style-name="T23">n</text:span><text:span text:style-name="T10"> = </text:span><text:span text:style-name="T23">arg</text:span><text:span text:style-name="T10">;</text:span></text:p>
      <text:p text:style-name="P6"><text:span text:style-name="T9">      </text:span><text:span text:style-name="T15">var</text:span><text:span text:style-name="T10"> </text:span><text:span text:style-name="T23">k</text:span><text:span text:style-name="T10"> = </text:span><text:span text:style-name="T25">2</text:span><text:span text:style-name="T10">;</text:span></text:p>
      <text:p text:style-name="P6"><text:span text:style-name="T9">      </text:span><text:span text:style-name="T15">var</text:span><text:span text:style-name="T10"> </text:span><text:span text:style-name="T23">premier</text:span><text:span text:style-name="T10"> = </text:span><text:span text:style-name="T28">true</text:span><text:span text:style-name="T10">;</text:span></text:p>
      <text:p text:style-name="P6"><text:span text:style-name="T9">      </text:span><text:span text:style-name="T15">while</text:span><text:span text:style-name="T10"> (</text:span><text:span text:style-name="T23">k</text:span><text:span text:style-name="T10"> </text:span><text:span text:style-name="T15">&lt;</text:span><text:span text:style-name="T10"> </text:span><text:span text:style-name="T23">n</text:span><text:span text:style-name="T10"> </text:span><text:span text:style-name="T15">&amp;&amp;</text:span><text:span text:style-name="T10"> </text:span><text:span text:style-name="T23">k</text:span><text:span text:style-name="T10"> </text:span><text:span text:style-name="T15">!=</text:span><text:span text:style-name="T10"> </text:span><text:span text:style-name="T25">0</text:span><text:span text:style-name="T10">) {</text:span></text:p>
      <text:p text:style-name="P6"><text:span text:style-name="T9">        </text:span><text:span text:style-name="T23">reste</text:span><text:span text:style-name="T10"> = </text:span><text:span text:style-name="T23">n</text:span><text:span text:style-name="T10"> </text:span><text:span text:style-name="T15">%</text:span><text:span text:style-name="T10"> </text:span><text:span text:style-name="T23">k</text:span><text:span text:style-name="T10">;</text:span></text:p>
      <text:p text:style-name="P6"><text:span text:style-name="T9">        </text:span><text:span text:style-name="T15">if</text:span><text:span text:style-name="T10"> (</text:span><text:span text:style-name="T23">reste</text:span><text:span text:style-name="T10"> </text:span><text:span text:style-name="T15">!=</text:span><text:span text:style-name="T10"> </text:span><text:span text:style-name="T25">0</text:span><text:span text:style-name="T10">) {</text:span></text:p>
      <text:p text:style-name="P6"><text:span text:style-name="T9">          </text:span><text:span text:style-name="T23">k</text:span><text:span text:style-name="T10"> += </text:span><text:span text:style-name="T25">1</text:span><text:span text:style-name="T10">;</text:span></text:p>
      <text:p text:style-name="P6"><text:span text:style-name="T9">        </text:span><text:span text:style-name="T10">} </text:span><text:span text:style-name="T15">else</text:span><text:span text:style-name="T10"> {</text:span></text:p>
      <text:p text:style-name="P6"><text:span text:style-name="T9">          </text:span><text:span text:style-name="T23">premier</text:span><text:span text:style-name="T10"> = </text:span><text:span text:style-name="T28">false</text:span><text:span text:style-name="T10">;</text:span></text:p>
      <text:p text:style-name="P6"><text:span text:style-name="T9">          </text:span><text:span text:style-name="T23">k</text:span><text:span text:style-name="T10"> = </text:span><text:span text:style-name="T23">n</text:span><text:span text:style-name="T10"> </text:span><text:span text:style-name="T15">+</text:span><text:span text:style-name="T10"> </text:span><text:span text:style-name="T25">1</text:span><text:span text:style-name="T10">;</text:span></text:p>
      <text:p text:style-name="P16">        <text:span text:style-name="T27">};</text:span></text:p>
      <text:p text:style-name="P16">      <text:span text:style-name="T27">};</text:span></text:p>
      <text:p text:style-name="P6"><text:span text:style-name="T9">      </text:span><text:span text:style-name="T15">if</text:span><text:span text:style-name="T10"> (</text:span><text:span text:style-name="T23">premier</text:span><text:span text:style-name="T10"> </text:span><text:span text:style-name="T15">===</text:span><text:span text:style-name="T10"> </text:span><text:span text:style-name="T28">true</text:span><text:span text:style-name="T10">) {</text:span></text:p>
      <text:p text:style-name="P6"><text:span text:style-name="T9">          </text:span><text:span text:style-name="T23">console</text:span><text:span text:style-name="T10">.</text:span><text:span text:style-name="T4">log</text:span><text:span text:style-name="T10">(</text:span><text:span text:style-name="T20">"n est premier"</text:span><text:span text:style-name="T10">);</text:span></text:p>
      <text:p text:style-name="P6"><text:span text:style-name="T9">          </text:span><text:span text:style-name="T4">alert</text:span><text:span text:style-name="T10">(</text:span><text:span text:style-name="T20">"premier"</text:span><text:span text:style-name="T10">);</text:span></text:p>
      <text:p text:style-name="P6"><text:span text:style-name="T9">       </text:span><text:span text:style-name="T10">} </text:span><text:span text:style-name="T15">else</text:span><text:span text:style-name="T10"> {</text:span></text:p>
      <text:p text:style-name="P6"><text:span text:style-name="T9">          </text:span><text:span text:style-name="T23">console</text:span><text:span text:style-name="T10">.</text:span><text:span text:style-name="T4">log</text:span><text:span text:style-name="T10">(</text:span><text:span text:style-name="T20">"n n’est pas premier"</text:span><text:span text:style-name="T10">);</text:span></text:p>
      <text:p text:style-name="P6"><text:span text:style-name="T9">          </text:span><text:span text:style-name="T4">alert</text:span><text:span text:style-name="T10">(</text:span><text:span text:style-name="T20">"pas premier"</text:span><text:span text:style-name="T10">);</text:span></text:p>
      <text:p text:style-name="P16">       <text:span text:style-name="T27">}</text:span></text:p>
      <text:p text:style-name="P16">    <text:span text:style-name="T27">}</text:span></text:p>
      <text:p text:style-name="P6"><text:span text:style-name="T9">  </text:span><text:span text:style-name="T4">&lt;/</text:span><text:span text:style-name="T7">script</text:span><text:span text:style-name="T4">&gt;</text:span></text:p>
      <text:p text:style-name="P4"><text:span text:style-name="T22"/></text:p>
      <text:p text:style-name="P4"><text:span text:style-name="T22"/></text:p>
      <text:p text:style-name="P4"><text:span text:style-name="T22">ex5)</text:span></text:p>
      <text:p text:style-name="P4"><text:span text:style-name="T3">&lt;</text:span><text:span text:style-name="T6">script</text:span><text:span text:style-name="T9"> </text:span><text:span text:style-name="T12">type</text:span><text:span text:style-name="T9"> </text:span><text:span text:style-name="T16">=</text:span><text:span text:style-name="T9"> </text:span><text:span text:style-name="T19">"text/javascript"</text:span><text:span text:style-name="T3">&gt;</text:span></text:p>
      <text:p text:style-name="P6"><text:span text:style-name="T9">        </text:span><text:span text:style-name="T15">function</text:span><text:span text:style-name="T10"> </text:span><text:span text:style-name="T4">add</text:span><text:span text:style-name="T10">() {</text:span></text:p>
      <text:p text:style-name="P6"><text:span text:style-name="T9">            </text:span><text:span text:style-name="T15">var</text:span><text:span text:style-name="T10"> </text:span><text:span text:style-name="T23">r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affiche_resultat"</text:span><text:span text:style-name="T10">);</text:span></text:p>
      <text:p text:style-name="P6"><text:span text:style-name="T9">            </text:span><text:span text:style-name="T15">var</text:span><text:span text:style-name="T10"> </text:span><text:span text:style-name="T23">i1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1"</text:span><text:span text:style-name="T10">).</text:span><text:span text:style-name="T25">value</text:span><text:span text:style-name="T10">;</text:span></text:p>
      <text:p text:style-name="P6"><text:span text:style-name="T9">            </text:span><text:span text:style-name="T15">var</text:span><text:span text:style-name="T10"> </text:span><text:span text:style-name="T23">i2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2"</text:span><text:span text:style-name="T10">).</text:span><text:span text:style-name="T25">value</text:span><text:span text:style-name="T10">;</text:span></text:p>
      <text:p text:style-name="P12"/>
      <text:p text:style-name="P6"><text:span text:style-name="T9">            </text:span><text:span text:style-name="T23">r</text:span><text:span text:style-name="T10">.</text:span><text:span text:style-name="T23">innerHTML</text:span><text:span text:style-name="T10"> = </text:span><text:span text:style-name="T4">parseInt</text:span><text:span text:style-name="T10">(</text:span><text:span text:style-name="T23">i1</text:span><text:span text:style-name="T10">)</text:span><text:span text:style-name="T15">+</text:span><text:span text:style-name="T4">parseInt</text:span><text:span text:style-name="T10">(</text:span><text:span text:style-name="T23">i2</text:span><text:span text:style-name="T10">)</text:span></text:p>
      <text:p text:style-name="P16">        <text:span text:style-name="T27">}</text:span></text:p>
      <text:p text:style-name="P6"><text:span text:style-name="T4">&lt;/</text:span><text:span text:style-name="T7">script</text:span><text:span text:style-name="T4">&gt;</text:span></text:p>
      <text:p text:style-name="P4"><text:span text:style-name="T22"/></text:p>
      <text:p text:style-name="P5"><text:span text:style-name="T22"/></text:p>
      <text:p text:style-name="P19"><text:span text:style-name="T22">ex 6</text:span></text:p>
      <text:p text:style-name="P15"/>
      <text:p text:style-name="P3"><text:span text:style-name="T3">&lt;</text:span><text:span text:style-name="T6">section</text:span><text:span text:style-name="T3">&gt;</text:span></text:p>
      <text:p text:style-name="P6"><text:span text:style-name="T9">        </text:span><text:span text:style-name="T4">&lt;</text:span><text:span text:style-name="T7">form</text:span><text:span text:style-name="T10"> </text:span><text:span text:style-name="T13">name</text:span><text:span text:style-name="T10"> </text:span><text:span text:style-name="T17">=</text:span><text:span text:style-name="T10"> </text:span><text:span text:style-name="T20">"myForm"</text:span><text:span text:style-name="T4">&gt;</text:span></text:p>
      <text:p text:style-name="P6"><text:span text:style-name="T9">            </text:span><text:span text:style-name="T4">&lt;</text:span><text:span text:style-name="T7">fieldset</text:span><text:span text:style-name="T10"> </text:span><text:span text:style-name="T13">class</text:span><text:span text:style-name="T29"> </text:span><text:span text:style-name="T17">=</text:span><text:span text:style-name="T29"> </text:span><text:span text:style-name="T20">"champ"</text:span><text:span text:style-name="T4">&gt;</text:span></text:p>
      <text:p text:style-name="P6"><text:span text:style-name="T9">                </text:span><text:span text:style-name="T4">&lt;</text:span><text:span text:style-name="T7">div</text:span><text:span text:style-name="T4">&gt;</text:span></text:p>
      <text:p text:style-name="P6"><text:span text:style-name="T9">                    </text:span><text:span text:style-name="T4">&lt;</text:span><text:span text:style-name="T7">label</text:span><text:span text:style-name="T4">&gt;</text:span><text:span text:style-name="T10"> Valeur du nombre 1 </text:span><text:span text:style-name="T4">&lt;/</text:span><text:span text:style-name="T7">label</text:span><text:span text:style-name="T4">&gt;</text:span></text:p>
      <text:p text:style-name="P6"><text:span text:style-name="T9">                    </text:span><text:span text:style-name="T4">&lt;</text:span><text:span text:style-name="T7">input</text:span><text:span text:style-name="T10"> </text:span><text:span text:style-name="T13">id</text:span><text:span text:style-name="T10"> </text:span><text:span text:style-name="T17">=</text:span><text:span text:style-name="T10"> </text:span><text:span text:style-name="T20">"value1"</text:span><text:span text:style-name="T10"> </text:span><text:span text:style-name="T13">type</text:span><text:span text:style-name="T10"> </text:span><text:span text:style-name="T17">=</text:span><text:span text:style-name="T10"> </text:span><text:span text:style-name="T20">"text"</text:span><text:span text:style-name="T10"> </text:span><text:span text:style-name="T13">name</text:span><text:span text:style-name="T10"> </text:span><text:span text:style-name="T17">=</text:span><text:span text:style-name="T10"> </text:span><text:span text:style-name="T20">"nombre_1"</text:span><text:span text:style-name="T10"> </text:span><text:span text:style-name="T4">&gt;</text:span></text:p>
      <text:p text:style-name="P6"><text:span text:style-name="T9">                </text:span><text:span text:style-name="T4">&lt;/</text:span><text:span text:style-name="T7">div</text:span><text:span text:style-name="T4">&gt;</text:span></text:p>
      <text:p text:style-name="P6"><text:span text:style-name="T9">                </text:span><text:span text:style-name="T4">&lt;</text:span><text:span text:style-name="T7">div</text:span><text:span text:style-name="T4">&gt;</text:span></text:p>
      <text:p text:style-name="P6"><text:span text:style-name="T9">                    </text:span><text:span text:style-name="T4">&lt;</text:span><text:span text:style-name="T7">label</text:span><text:span text:style-name="T4">&gt;</text:span><text:span text:style-name="T10"> Valeur du nombre 2 </text:span><text:span text:style-name="T4">&lt;/</text:span><text:span text:style-name="T7">label</text:span><text:span text:style-name="T4">&gt;</text:span></text:p>
      <text:p text:style-name="P6"><text:span text:style-name="T9">                    </text:span><text:span text:style-name="T4">&lt;</text:span><text:span text:style-name="T7">input</text:span><text:span text:style-name="T10"> </text:span><text:span text:style-name="T13">id</text:span><text:span text:style-name="T10"> </text:span><text:span text:style-name="T17">=</text:span><text:span text:style-name="T10"> </text:span><text:span text:style-name="T20">"value2"</text:span><text:span text:style-name="T10"> </text:span><text:span text:style-name="T13">type</text:span><text:span text:style-name="T10"> </text:span><text:span text:style-name="T17">=</text:span><text:span text:style-name="T10"> </text:span><text:span text:style-name="T20">"text"</text:span><text:span text:style-name="T10"> </text:span><text:span text:style-name="T13">name</text:span><text:span text:style-name="T10"> </text:span><text:span text:style-name="T17">=</text:span><text:span text:style-name="T10"> </text:span><text:span text:style-name="T20">"nombre_2"</text:span><text:span text:style-name="T4">&gt;</text:span></text:p>
      <text:p text:style-name="P6"><text:span text:style-name="T9">                </text:span><text:span text:style-name="T4">&lt;/</text:span><text:span text:style-name="T7">div</text:span><text:span text:style-name="T4">&gt;</text:span></text:p>
      <text:p text:style-name="P6"><text:span text:style-name="T9">            </text:span><text:span text:style-name="T4">&lt;/</text:span><text:span text:style-name="T7">fieldset</text:span><text:span text:style-name="T4">&gt;</text:span></text:p>
      <text:p text:style-name="P6"><text:span text:style-name="T9">            </text:span><text:span text:style-name="T4">&lt;</text:span><text:span text:style-name="T7">fieldset</text:span><text:span text:style-name="T10"> </text:span><text:span text:style-name="T13">class</text:span><text:span text:style-name="T17">=</text:span><text:span text:style-name="T20">"champ"</text:span><text:span text:style-name="T4">&gt;</text:span></text:p>
      <text:p text:style-name="P6"><text:span text:style-name="T9">                </text:span><text:span text:style-name="T4">&lt;</text:span><text:span text:style-name="T7">input</text:span><text:span text:style-name="T10"> </text:span><text:span text:style-name="T13">type</text:span><text:span text:style-name="T17">=</text:span><text:span text:style-name="T20">"button"</text:span><text:span text:style-name="T10"> </text:span><text:span text:style-name="T13">value</text:span><text:span text:style-name="T10"> </text:span><text:span text:style-name="T17">=</text:span><text:span text:style-name="T10"> </text:span><text:span text:style-name="T20">"addition"</text:span><text:span text:style-name="T10"> </text:span><text:span text:style-name="T13">onclick</text:span><text:span text:style-name="T10"> </text:span><text:span text:style-name="T17">=</text:span><text:span text:style-name="T10"> </text:span><text:span text:style-name="T20">"</text:span><text:span text:style-name="T4">add</text:span><text:span text:style-name="T20">()"</text:span><text:span text:style-name="T10"> </text:span><text:span text:style-name="T4">&gt;</text:span></text:p>
      <text:p text:style-name="P6"><text:span text:style-name="T9">                </text:span><text:span text:style-name="T4">&lt;</text:span><text:span text:style-name="T7">input</text:span><text:span text:style-name="T10"> </text:span><text:span text:style-name="T13">type</text:span><text:span text:style-name="T17">=</text:span><text:span text:style-name="T20">"button"</text:span><text:span text:style-name="T10"> </text:span><text:span text:style-name="T13">value</text:span><text:span text:style-name="T10"> </text:span><text:span text:style-name="T17">=</text:span><text:span text:style-name="T10"> </text:span><text:span text:style-name="T20">"soustraction"</text:span><text:span text:style-name="T10"> </text:span><text:span text:style-name="T13">onclick</text:span><text:span text:style-name="T10"> </text:span><text:span text:style-name="T17">=</text:span><text:span text:style-name="T10"> </text:span><text:span text:style-name="T20">"</text:span><text:span text:style-name="T4">soustraction</text:span><text:span text:style-name="T20">()"</text:span><text:span text:style-name="T10"> </text:span><text:span text:style-name="T4">&gt;</text:span></text:p>
      <text:p text:style-name="P6"><text:span text:style-name="T9">                </text:span><text:span text:style-name="T4">&lt;</text:span><text:span text:style-name="T7">input</text:span><text:span text:style-name="T10"> </text:span><text:span text:style-name="T13">type</text:span><text:span text:style-name="T17">=</text:span><text:span text:style-name="T20">"button"</text:span><text:span text:style-name="T10"> </text:span><text:span text:style-name="T13">value</text:span><text:span text:style-name="T10"> </text:span><text:span text:style-name="T17">=</text:span><text:span text:style-name="T10"> </text:span><text:span text:style-name="T20">"multiplication"</text:span><text:span text:style-name="T10"> </text:span><text:span text:style-name="T13">onclick</text:span><text:span text:style-name="T10"> </text:span><text:span text:style-name="T17">=</text:span><text:span text:style-name="T10"> </text:span><text:span text:style-name="T20">"</text:span><text:span text:style-name="T4">multiplication</text:span><text:span text:style-name="T20">()"</text:span><text:span text:style-name="T10"> </text:span><text:span text:style-name="T4">&gt;</text:span></text:p>
      <text:p text:style-name="P6"><text:span text:style-name="T9">                </text:span><text:span text:style-name="T4">&lt;</text:span><text:span text:style-name="T7">input</text:span><text:span text:style-name="T10"> </text:span><text:span text:style-name="T13">type</text:span><text:span text:style-name="T17">=</text:span><text:span text:style-name="T20">"button"</text:span><text:span text:style-name="T10"> </text:span><text:span text:style-name="T13">value</text:span><text:span text:style-name="T10"> </text:span><text:span text:style-name="T17">=</text:span><text:span text:style-name="T10"> </text:span><text:span text:style-name="T20">"division"</text:span><text:span text:style-name="T10"> </text:span><text:span text:style-name="T13">onclick</text:span><text:span text:style-name="T10"> </text:span><text:span text:style-name="T17">=</text:span><text:span text:style-name="T10"> </text:span><text:span text:style-name="T20">"</text:span><text:span text:style-name="T4">division</text:span><text:span text:style-name="T20">()"</text:span><text:span text:style-name="T10"> </text:span><text:span text:style-name="T4">&gt;</text:span></text:p>
      <text:p text:style-name="P6"><text:span text:style-name="T9">            </text:span><text:span text:style-name="T4">&lt;/</text:span><text:span text:style-name="T7">fieldset</text:span><text:span text:style-name="T4">&gt;</text:span></text:p>
      <text:p text:style-name="P6"><text:span text:style-name="T9">            </text:span><text:span text:style-name="T4">&lt;</text:span><text:span text:style-name="T7">fieldset</text:span><text:span text:style-name="T4">&gt;</text:span></text:p>
      <text:p text:style-name="P6"><text:span text:style-name="T9">                </text:span><text:span text:style-name="T4">&lt;</text:span><text:span text:style-name="T7">input</text:span><text:span text:style-name="T10"> </text:span><text:span text:style-name="T13">type</text:span><text:span text:style-name="T17">=</text:span><text:span text:style-name="T20">"reset"</text:span><text:span text:style-name="T10"> </text:span><text:span text:style-name="T13">name</text:span><text:span text:style-name="T17">=</text:span><text:span text:style-name="T20">"reset"</text:span><text:span text:style-name="T10"> </text:span><text:span text:style-name="T13">id</text:span><text:span text:style-name="T17">=</text:span><text:span text:style-name="T20">"reset"</text:span><text:span text:style-name="T10"> </text:span><text:span text:style-name="T13">onclick</text:span><text:span text:style-name="T17">=</text:span><text:span text:style-name="T20">'</text:span><text:span text:style-name="T23">document</text:span><text:span text:style-name="T20">.</text:span><text:span text:style-name="T4">getElementById</text:span><text:span text:style-name="T20">("myForm").</text:span><text:span text:style-name="T4">reset</text:span><text:span text:style-name="T20">();'</text:span><text:span text:style-name="T4">&gt;</text:span></text:p>
      <text:p text:style-name="P6"><text:span text:style-name="T9">            </text:span><text:span text:style-name="T4">&lt;/</text:span><text:span text:style-name="T7">fieldset</text:span><text:span text:style-name="T4">&gt;</text:span></text:p>
      <text:p text:style-name="P6"><text:span text:style-name="T9">        </text:span><text:span text:style-name="T4">&lt;/</text:span><text:span text:style-name="T7">form</text:span><text:span text:style-name="T4">&gt;</text:span></text:p>
      <text:p text:style-name="P12"/>
      <text:p text:style-name="P17">&lt;!-- AFFICHAGE DU RESULTAT--&gt;</text:p>
      <text:p text:style-name="P6"><text:span text:style-name="T9">        </text:span><text:span text:style-name="T4">&lt;</text:span><text:span text:style-name="T7">p</text:span><text:span text:style-name="T10"> </text:span><text:span text:style-name="T13">id</text:span><text:span text:style-name="T10"> </text:span><text:span text:style-name="T17">=</text:span><text:span text:style-name="T10"> </text:span><text:span text:style-name="T20">"affiche_resultat"</text:span><text:span text:style-name="T4">&gt;</text:span><text:span text:style-name="T10">  </text:span><text:span text:style-name="T4">&lt;/</text:span><text:span text:style-name="T7">p</text:span><text:span text:style-name="T4">&gt;</text:span></text:p>
      <text:p text:style-name="P6"><text:span text:style-name="T9">        </text:span><text:span text:style-name="T4">&lt;</text:span><text:span text:style-name="T7">script</text:span><text:span text:style-name="T10"> </text:span><text:span text:style-name="T13">type</text:span><text:span text:style-name="T10"> </text:span><text:span text:style-name="T17">=</text:span><text:span text:style-name="T10"> </text:span><text:span text:style-name="T20">"text/javascript"</text:span><text:span text:style-name="T4">&gt;</text:span></text:p>
      <text:p text:style-name="P6"><text:span text:style-name="T9">        </text:span><text:span text:style-name="T15">function</text:span><text:span text:style-name="T10"> </text:span><text:span text:style-name="T4">add</text:span><text:span text:style-name="T10">() {</text:span></text:p>
      <text:p text:style-name="P6"><text:span text:style-name="T9">            </text:span><text:span text:style-name="T15">var</text:span><text:span text:style-name="T10"> </text:span><text:span text:style-name="T23">r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affiche_resultat"</text:span><text:span text:style-name="T10">);</text:span></text:p>
      <text:p text:style-name="P6"><text:span text:style-name="T9">            </text:span><text:span text:style-name="T15">var</text:span><text:span text:style-name="T10"> </text:span><text:span text:style-name="T23">i1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1"</text:span><text:span text:style-name="T10">).</text:span><text:span text:style-name="T25">value</text:span><text:span text:style-name="T10">;</text:span></text:p>
      <text:p text:style-name="P6"><text:span text:style-name="T9">            </text:span><text:span text:style-name="T15">var</text:span><text:span text:style-name="T10"> </text:span><text:span text:style-name="T23">i2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2"</text:span><text:span text:style-name="T10">).</text:span><text:span text:style-name="T25">value</text:span><text:span text:style-name="T10">;</text:span></text:p>
      <text:p text:style-name="P12"/>
      <text:p text:style-name="P6"><text:span text:style-name="T9">            </text:span><text:span text:style-name="T23">r</text:span><text:span text:style-name="T10">.</text:span><text:span text:style-name="T23">innerHTML</text:span><text:span text:style-name="T10"> = </text:span><text:span text:style-name="T4">parseFloat</text:span><text:span text:style-name="T10">(</text:span><text:span text:style-name="T23">i1</text:span><text:span text:style-name="T10">)</text:span><text:span text:style-name="T15">+</text:span><text:span text:style-name="T4">parseFloat</text:span><text:span text:style-name="T10">(</text:span><text:span text:style-name="T23">i2</text:span><text:span text:style-name="T10">)</text:span></text:p>
      <text:p text:style-name="P16">        <text:span text:style-name="T27">}</text:span></text:p>
      <text:p text:style-name="P6"><text:span text:style-name="T9">        </text:span><text:span text:style-name="T15">function</text:span><text:span text:style-name="T10"> </text:span><text:span text:style-name="T4">soustraction</text:span><text:span text:style-name="T10">(){</text:span></text:p>
      <text:p text:style-name="P6"><text:span text:style-name="T9">            </text:span><text:span text:style-name="T15">var</text:span><text:span text:style-name="T10"> </text:span><text:span text:style-name="T23">r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affiche_resultat"</text:span><text:span text:style-name="T10">);</text:span></text:p>
      <text:p text:style-name="P6"><text:span text:style-name="T9">            </text:span><text:span text:style-name="T15">var</text:span><text:span text:style-name="T10"> </text:span><text:span text:style-name="T23">i1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1"</text:span><text:span text:style-name="T10">).</text:span><text:span text:style-name="T25">value</text:span><text:span text:style-name="T10">;</text:span></text:p>
      <text:p text:style-name="P6"><text:span text:style-name="T9">            </text:span><text:span text:style-name="T15">var</text:span><text:span text:style-name="T10"> </text:span><text:span text:style-name="T23">i2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2"</text:span><text:span text:style-name="T10">).</text:span><text:span text:style-name="T25">value</text:span><text:span text:style-name="T10">;</text:span></text:p>
      <text:p text:style-name="P12"/>
      <text:p text:style-name="P6"><text:span text:style-name="T9">            </text:span><text:span text:style-name="T23">r</text:span><text:span text:style-name="T10">.</text:span><text:span text:style-name="T23">innerHTML</text:span><text:span text:style-name="T10"> = </text:span><text:span text:style-name="T4">parseFloat</text:span><text:span text:style-name="T10">(</text:span><text:span text:style-name="T23">i1</text:span><text:span text:style-name="T10">) </text:span><text:span text:style-name="T15">-</text:span><text:span text:style-name="T10"> </text:span><text:span text:style-name="T4">parseFloat</text:span><text:span text:style-name="T10">(</text:span><text:span text:style-name="T23">i2</text:span><text:span text:style-name="T10">)</text:span></text:p>
      <text:p text:style-name="P16">        <text:span text:style-name="T27">}</text:span></text:p>
      <text:p text:style-name="P6"><text:span text:style-name="T9">        </text:span><text:span text:style-name="T15">function</text:span><text:span text:style-name="T10"> </text:span><text:span text:style-name="T4">multiplication</text:span><text:span text:style-name="T10">(){</text:span></text:p>
      <text:p text:style-name="P6"><text:span text:style-name="T9">            </text:span><text:span text:style-name="T15">var</text:span><text:span text:style-name="T10"> </text:span><text:span text:style-name="T23">r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affiche_resultat"</text:span><text:span text:style-name="T10">);</text:span></text:p>
      <text:p text:style-name="P6"><text:span text:style-name="T9">            </text:span><text:span text:style-name="T15">var</text:span><text:span text:style-name="T10"> </text:span><text:span text:style-name="T23">i1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1"</text:span><text:span text:style-name="T10">).</text:span><text:span text:style-name="T25">value</text:span><text:span text:style-name="T10">;</text:span></text:p>
      <text:p text:style-name="P6"><text:span text:style-name="T9">            </text:span><text:span text:style-name="T15">var</text:span><text:span text:style-name="T10"> </text:span><text:span text:style-name="T23">i2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2"</text:span><text:span text:style-name="T10">).</text:span><text:span text:style-name="T25">value</text:span><text:span text:style-name="T10">;</text:span></text:p>
      <text:p text:style-name="P12"/>
      <text:p text:style-name="P6"><text:span text:style-name="T9">            </text:span><text:span text:style-name="T23">r</text:span><text:span text:style-name="T10">.</text:span><text:span text:style-name="T23">innerHTML</text:span><text:span text:style-name="T10"> = </text:span><text:span text:style-name="T4">parseFloat</text:span><text:span text:style-name="T10">(</text:span><text:span text:style-name="T23">i1</text:span><text:span text:style-name="T10">) </text:span><text:span text:style-name="T15">*</text:span><text:span text:style-name="T10"> </text:span><text:span text:style-name="T4">parseFloat</text:span><text:span text:style-name="T10">(</text:span><text:span text:style-name="T23">i2</text:span><text:span text:style-name="T10">)</text:span></text:p>
      <text:p text:style-name="P16">        <text:span text:style-name="T27">}</text:span></text:p>
      <text:p text:style-name="P6"><text:soft-page-break/><text:span text:style-name="T9">        </text:span><text:span text:style-name="T15">function</text:span><text:span text:style-name="T10"> </text:span><text:span text:style-name="T4">division</text:span><text:span text:style-name="T10">(){</text:span></text:p>
      <text:p text:style-name="P6"><text:span text:style-name="T9">            </text:span><text:span text:style-name="T15">var</text:span><text:span text:style-name="T10"> </text:span><text:span text:style-name="T23">r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affiche_resultat"</text:span><text:span text:style-name="T10">);</text:span></text:p>
      <text:p text:style-name="P6"><text:span text:style-name="T9">            </text:span><text:span text:style-name="T15">var</text:span><text:span text:style-name="T10"> </text:span><text:span text:style-name="T23">i1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1"</text:span><text:span text:style-name="T10">).</text:span><text:span text:style-name="T25">value</text:span><text:span text:style-name="T10">;</text:span></text:p>
      <text:p text:style-name="P6"><text:span text:style-name="T9">            </text:span><text:span text:style-name="T15">var</text:span><text:span text:style-name="T10"> </text:span><text:span text:style-name="T23">i2</text:span><text:span text:style-name="T10"> = </text:span><text:span text:style-name="T23">document</text:span><text:span text:style-name="T10">.</text:span><text:span text:style-name="T4">getElementById</text:span><text:span text:style-name="T10">(</text:span><text:span text:style-name="T20">"value2"</text:span><text:span text:style-name="T10">).</text:span><text:span text:style-name="T25">value</text:span><text:span text:style-name="T10">;</text:span></text:p>
      <text:p text:style-name="P6"><text:span text:style-name="T9">            </text:span><text:span text:style-name="T15">if</text:span><text:span text:style-name="T10"> (</text:span><text:span text:style-name="T23">i2</text:span><text:span text:style-name="T10"> </text:span><text:span text:style-name="T15">!=</text:span><text:span text:style-name="T10"> </text:span><text:span text:style-name="T25">0</text:span><text:span text:style-name="T10">){</text:span></text:p>
      <text:p text:style-name="P6"><text:span text:style-name="T9">            </text:span><text:span text:style-name="T23">r</text:span><text:span text:style-name="T10">.</text:span><text:span text:style-name="T23">innerHTML</text:span><text:span text:style-name="T10"> = </text:span><text:span text:style-name="T4">parseFloat</text:span><text:span text:style-name="T10">(</text:span><text:span text:style-name="T23">i1</text:span><text:span text:style-name="T10">) </text:span><text:span text:style-name="T15">/</text:span><text:span text:style-name="T10"> </text:span><text:span text:style-name="T4">parseFloat</text:span><text:span text:style-name="T10">(</text:span><text:span text:style-name="T23">i2</text:span><text:span text:style-name="T10">);}</text:span></text:p>
      <text:p text:style-name="P6"><text:span text:style-name="T9">            </text:span><text:span text:style-name="T15">else</text:span><text:span text:style-name="T10"> {</text:span><text:span text:style-name="T23">r</text:span><text:span text:style-name="T10">.</text:span><text:span text:style-name="T23">innerHTML</text:span><text:span text:style-name="T10"> = </text:span><text:span text:style-name="T20">"division par 0"</text:span><text:span text:style-name="T10">}</text:span></text:p>
      <text:p text:style-name="P16">        <text:span text:style-name="T27">}</text:span></text:p>
      <text:p text:style-name="P6"><text:span text:style-name="T9">        </text:span><text:span text:style-name="T4">&lt;/</text:span><text:span text:style-name="T7">script</text:span><text:span text:style-name="T4">&gt;</text:span></text:p>
      <text:p text:style-name="P6"><text:span text:style-name="T9">    </text:span><text:span text:style-name="T4">&lt;/</text:span><text:span text:style-name="T7">section</text:span><text:span text:style-name="T4">&gt;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0T13:55:17.543000000</dc:date>
    <meta:editing-duration>PT52M17S</meta:editing-duration>
    <meta:editing-cycles>8</meta:editing-cycles>
    <meta:generator>LibreOffice/7.1.5.2$Windows_X86_64 LibreOffice_project/85f04e9f809797b8199d13c421bd8a2b025d52b5</meta:generator>
    <meta:document-statistic meta:table-count="1" meta:image-count="0" meta:object-count="0" meta:page-count="4" meta:paragraph-count="123" meta:word-count="403" meta:character-count="3888" meta:non-whitespace-character-count="2743"/>
  </office:meta>
</office:document-meta>
</file>